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4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b3ae6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Issue descriptio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tails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pdate Person operation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register Resident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PhoneNumber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custom validation of Person required field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rrently required fields of Person is hardcoded. Needs to be configured via application.properties. E.g hoa.person.attributes.required=FIRST_NAME,SSN,PHON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Person deactivation 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rgumetns of Controller/UseCases/Operations switch from DTO to Request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or examle: create RegisterResidentRequest instead of ResidentRecord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annotations @Column to all Entities fields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ke  <text:span text:style-name="T1">@Column</text:span><text:span text:style-name="T2">(name=</text:span><text:span text:style-name="T3">"person_id"</text:span><text:span text:style-name="T2">)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witch on SQL logging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ersonDTO split into PersonView and PersonEntity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son Entity will be extended with registeredAt date. PersonView will not. (could be replacement of action #11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velopment: DB autofill tool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 table:number-rows-repeated="83">
          <table:table-cell table:number-columns-repeated="102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1">00.00.0000</text:date>, <text:time style:data-style-name="N2" text:time-value="15:38:22.73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11T15:39:59.986000000</dc:date>
    <meta:editing-duration>PT37M41S</meta:editing-duration>
    <meta:editing-cycles>9</meta:editing-cycles>
    <meta:generator>LibreOffice/5.0.4.2$Windows_x86 LibreOffice_project/2b9802c1994aa0b7dc6079e128979269cf95bc78</meta:generator>
    <meta:document-statistic meta:table-count="1" meta:cell-count="33" meta:object-count="0"/>
  </office:meta>
</office:document-meta>
</file>